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7AB53BBD91AF22DB9B.png" manifest:media-type="image/png"/>
  <manifest:file-entry manifest:full-path="Pictures/100000000000034100000126533A7A5828F70F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0.418cm" fo:min-width="14.105cm"/>
    </style:style>
    <style:style style:name="gr3" style:family="graphic" style:parent-style-name="standard">
      <style:graphic-properties draw:fill="solid" draw:fill-color="#dee6ef" draw:textarea-horizontal-align="justify" draw:textarea-vertical-align="middle" draw:auto-grow-height="false" fo:min-height="9.275cm" fo:min-width="13.4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ee6e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21cm" svg:height="10.312cm" svg:x="0.682cm" svg:y="12.818cm">
          <draw:image xlink:href="Pictures/100000000000034100000126533A7A5828F70F0D.png" xlink:type="simple" xlink:show="embed" xlink:actuate="onLoad" draw:mime-type="image/png">
            <text:p/>
          </draw:image>
        </draw:frame>
        <draw:custom-shape draw:style-name="gr2" draw:text-style-name="P2" draw:layer="layout" svg:width="14.605cm" svg:height="10.668cm" svg:x="8.302cm" svg:y="1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7cm" svg:height="9.525cm" svg:x="8.62cm" svg:y="1.9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4.112cm" svg:height="9.525cm" svg:x="8.553cm" svg:y="1.916cm">
          <draw:image xlink:href="Pictures/10000000000002300000017AB53BBD91AF22DB9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2T13:42:06.227216996</meta:creation-date>
    <dc:date>2020-12-22T19:01:22.584221645</dc:date>
    <meta:editing-duration>PT3H43M58S</meta:editing-duration>
    <meta:editing-cycles>2</meta:editing-cycles>
    <meta:generator>LibreOffice/7.0.2.2$Linux_X86_64 LibreOffice_project/00$Build-2</meta:generator>
    <meta:document-statistic meta:object-count="4"/>
  </office:meta>
</office:document-meta>
</file>